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0.364cm" fo:min-width="0.833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0.892cm" fo:min-width="1.879cm"/>
    </style:style>
    <style:style style:name="gr3" style:family="graphic" style:parent-style-name="standard">
      <style:graphic-properties draw:textarea-horizontal-align="justify" draw:textarea-vertical-align="middle" draw:auto-grow-height="false" fo:min-height="0.213cm" fo:min-width="0.098cm"/>
    </style:style>
    <style:style style:name="gr4" style:family="graphic" style:parent-style-name="standard">
      <style:graphic-properties draw:textarea-horizontal-align="justify" draw:textarea-vertical-align="middle" draw:auto-grow-height="false" fo:min-height="0.061cm" fo:min-width="0.068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.12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379cm" svg:height="1.094cm" svg:x="5.337cm" svg:y="12.402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2.379cm" svg:height="1.142cm" svg:x="5.337cm" svg:y="11.2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379cm" svg:height="1.094cm" svg:x="5.337cm" svg:y="10.181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" draw:layer="layout" svg:width="1.194cm" svg:height="1.389cm" svg:x="5.928cm" svg:y="12.11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1.194cm" svg:height="1.389cm" svg:x="5.927cm" svg:y="10.181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1.134cm" svg:height="0.932cm" draw:transform="rotate (1.5707963267949) translate (6.782cm 12.4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1.134cm" svg:height="0.932cm" draw:transform="rotate (1.5707963267949) translate (5.336cm 12.41cm)">
            <text:p/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2" draw:layer="layout" svg:x1="5.337cm" svg:y1="11.845cm" svg:x2="7.719cm" svg:y2="11.845cm">
            <text:p/>
          </draw:line>
          <draw:line draw:style-name="gr5" draw:text-style-name="P2" draw:layer="layout" svg:x1="6.524cm" svg:y1="10.179cm" svg:x2="6.524cm" svg:y2="13.51cm">
            <text:p/>
          </draw:line>
          <draw:custom-shape draw:style-name="gr6" draw:text-style-name="P1" draw:layer="layout" svg:width="1.241cm" svg:height="0.466cm" draw:transform="rotate (1.07407562167731) translate (5.335cm 11.277cm)">
            <text:p/>
  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1.241cm" svg:height="0.466cm" draw:transform="rotate (1.07407562167731) translate (6.715cm 11.273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1.241cm" svg:height="0.466cm" draw:transform="rotate (1.07407562167731) translate (6.713cm 13.279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1.241cm" svg:height="0.466cm" draw:transform="rotate (1.07407562167731) translate (5.339cm 13.279cm)">
            <text:p/>
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2" draw:layer="layout" svg:x1="5.629cm" svg:y1="12.959cm" svg:x2="6.046cm" svg:y2="12.733cm">
            <text:p/>
          </draw:line>
          <draw:line draw:style-name="gr5" draw:text-style-name="P2" draw:layer="layout" svg:x1="7.009cm" svg:y1="10.951cm" svg:x2="7.418cm" svg:y2="10.73cm">
            <text:p/>
          </draw:line>
          <draw:line draw:style-name="gr5" draw:text-style-name="P2" draw:layer="layout" svg:x1="6.039cm" svg:y1="10.953cm" svg:x2="5.63cm" svg:y2="10.732cm">
            <text:p/>
          </draw:line>
          <draw:line draw:style-name="gr5" draw:text-style-name="P2" draw:layer="layout" svg:x1="7.424cm" svg:y1="12.958cm" svg:x2="7.01cm" svg:y2="12.733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8T13:17:38.386000000</meta:creation-date>
    <dc:date>2021-08-18T15:27:12.636000000</dc:date>
    <meta:editing-duration>PT7M21S</meta:editing-duration>
    <meta:editing-cycles>1</meta:editing-cycles>
    <meta:document-statistic meta:object-count="18"/>
    <meta:generator>LibreOffice/7.1.4.2$Windows_X86_64 LibreOffice_project/a529a4fab45b75fefc5b6226684193eb000654f6</meta:generator>
  </office:meta>
</office:document-meta>
</file>